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left" draw:textarea-vertical-align="middle" draw:auto-grow-height="false" fo:min-height="0cm" fo:min-width="0.632cm" fo:padding-top="0.142cm" fo:padding-bottom="0.14cm" fo:padding-left="0.03cm" fo:padding-right="0cm" fo:wrap-option="wrap" draw:shadow="hidden" draw:shadow-offset-x="0.2cm" draw:shadow-offset-y="0.2cm" draw:shadow-color="#808080" loext:decorative="false"/>
    </style:style>
    <style:style style:name="gr3" style:family="graphic" style:parent-style-name="standard" style:list-style-name="L3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left" draw:textarea-vertical-align="middle" draw:auto-grow-height="false" fo:min-height="0.036cm" fo:min-width="0.288cm" fo:padding-top="0.142cm" fo:padding-bottom="0.14cm" fo:padding-left="0.03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" style:family="graphic" style:parent-style-name="standard">
      <style:graphic-properties draw:stroke="none" svg:stroke-color="#bdbdbd" svg:stroke-linecap="round" draw:fill-color="#c5cae9" draw:opacity="67%" draw:textarea-horizontal-align="justify" draw:textarea-vertical-align="middle" draw:auto-grow-height="false" fo:min-height="4.195cm" fo:min-width="4.263cm" draw:shadow="hidden" loext:glow-radius="0cm" loext:softedge-radius="0.035cm" loext:decorative="false"/>
    </style:style>
    <style:style style:name="gr7" style:family="graphic" style:parent-style-name="standard" style:list-style-name="L2">
      <style:graphic-properties draw:stroke="solid" svg:stroke-width="0.035cm" svg:stroke-color="#666666" draw:marker-start="" draw:marker-start-width="0.252cm" draw:marker-start-center="false" draw:marker-end="" draw:marker-end-width="0.252cm" draw:marker-end-center="false" svg:stroke-opacity="40%" draw:fill="solid" draw:fill-color="#b2b2b2" draw:textarea-horizontal-align="justify" draw:textarea-vertical-align="middle" draw:auto-grow-height="false" fo:min-height="0cm" fo:min-width="0.128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4">
      <style:graphic-properties draw:stroke="solid" svg:stroke-width="0.035cm" svg:stroke-color="#3faf46" draw:marker-start="" draw:marker-start-width="0.252cm" draw:marker-start-center="false" draw:marker-end="" draw:marker-end-width="0.252cm" draw:marker-end-center="false" svg:stroke-opacity="40%" draw:fill="solid" draw:fill-color="#3faf46" draw:textarea-horizontal-align="justify" draw:textarea-vertical-align="middle" draw:auto-grow-height="false" fo:min-height="0.038cm" fo:min-width="0.308cm" fo:padding-top="0.14cm" fo:padding-bottom="0.14cm" fo:padding-left="0.01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svg:stroke-opacity="40%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0" style:family="graphic" style:parent-style-name="objectwithoutfill">
      <style:graphic-properties svg:stroke-width="0.159cm" svg:stroke-color="#616161" draw:marker-start-width="0.439cm" draw:marker-end-width="0.439cm" svg:stroke-linecap="round" draw:fill="none" draw:textarea-vertical-align="middle" fo:padding-top="0.205cm" fo:padding-bottom="0.205cm" fo:padding-left="0.33cm" fo:padding-right="0.33cm" loext:decorative="false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2.991cm" draw:shadow="visible" draw:shadow-offset-x="0.035cm" draw:shadow-offset-y="0.03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723cm" style:writing-mode="lr-tb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standard" style:list-style-name="L5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" style:family="graphic" style:parent-style-name="standard" style:list-style-name="L5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5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eeeeee" draw:opacity="3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eeeeee" draw:opacity="3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7" style:family="graphic" style:parent-style-name="standard">
      <style:graphic-properties draw:stroke="none" draw:fill-color="#c5cae9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P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c5cae9" draw:opacity="67%"/>
      <style:paragraph-properties fo:text-align="center"/>
      <style:text-properties fo:color="#c5cae9" loext:opacity="100%"/>
    </style:style>
    <style:style style:name="P5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color="#ad1457" loext:opacity="100%" style:font-name="Comic Sans MS" fo:font-size="16pt" fo:font-weight="bold" style:font-weight-asian="bold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color="#ad1457" loext:opacity="100%" style:font-name="Comic Sans MS" fo:font-size="16pt" fo:font-weight="bold" style:font-weight-asian="bold" style:font-weight-complex="bold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eeeee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-color="#c5cae9"/>
      <style:paragraph-properties fo:text-align="center" style:writing-mode="lr-tb"/>
    </style:style>
    <style:style style:name="T1" style:family="text">
      <style:text-properties fo:color="#424242" loext:opacity="100%" style:font-name="Alef" fo:font-size="24pt" fo:font-weight="normal" style:font-size-asian="24pt" style:font-weight-asian="bold" style:font-size-complex="24pt" style:font-weight-complex="bold"/>
    </style:style>
    <style:style style:name="T2" style:family="text">
      <style:text-properties fo:color="#ad1457" loext:opacity="100%" style:font-name="Comic Sans MS"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toggle-unchecked" draw:style-name="gr1">
          <draw:custom-shape draw:style-name="gr2" draw:text-style-name="P1" draw:layer="layout" svg:width="0.75cm" svg:height="0.3cm" svg:x="13.066cm" svg:y="9.5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45cm" svg:height="0.45cm" svg:x="13.066cm" svg:y="9.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3" draw:layer="layout" svg:width="0.275cm" svg:height="0cm" draw:transform="rotate (0.785398163397448) translate (13.1936251578283cm 9.77587689393943cm)" svg:viewBox="0 0 276 0" svg:d="M0 0c92 0 183 0 276 0">
            <text:p/>
          </draw:path>
          <draw:path draw:style-name="gr5" draw:text-style-name="P3" draw:layer="layout" svg:width="0.275cm" svg:height="0.002cm" draw:transform="skewX (0.0102974425867666) rotate (2.36719006447991) translate (13.3880075757576cm 9.77587689393943cm)" svg:viewBox="0 0 276 3" svg:d="M0 0c92 1 183 3 276 3">
            <text:p/>
          </draw:path>
        </draw:g>
        <draw:custom-shape draw:style-name="gr6" draw:text-style-name="P4" draw:layer="layout" svg:width="4.763cm" svg:height="4.445cm" svg:x="7.033cm" svg:y="8.62cm">
          <text:p/>
          <draw:enhanced-geometry svg:viewBox="0 0 21600 21600" draw:type="rectangle" draw:enhanced-path="M 0 0 L 21600 0 21600 21600 0 21600 0 0 Z N"/>
        </draw:custom-shape>
        <draw:g draw:name="toggle-checked" draw:style-name="gr1">
          <draw:custom-shape draw:style-name="gr7" draw:text-style-name="P1" draw:layer="layout" svg:width="0.75cm" svg:height="0.3cm" svg:x="13.085cm" svg:y="9.3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0.45cm" svg:height="0.45cm" svg:x="13.385cm" svg:y="9.3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9" draw:text-style-name="P3" draw:layer="layout" svg:width="0.194cm" svg:height="0.149cm" svg:x="13.511cm" svg:y="9.457cm" svg:viewBox="0 0 195 150" draw:points="0,84 66,150 195,0">
            <text:p/>
          </draw:polyline>
        </draw:g>
        <draw:line draw:style-name="gr10" draw:text-style-name="P6" draw:layer="layout" svg:x1="7.322cm" svg:y1="9.694cm" svg:x2="11.448cm" svg:y2="9.766cm">
          <text:p/>
        </draw:line>
        <draw:custom-shape draw:style-name="gr11" draw:text-style-name="P8" draw:layer="layout" svg:width="3.491cm" svg:height="0.635cm" draw:transform="rotate (-0.0174532925199433) translate (8.392cm 8.912cm)">
          <text:p text:style-name="P7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23cm" svg:height="0.635cm" svg:x="8.303cm" svg:y="11.16cm">
          <text:p text:style-name="P9"><text:span text:style-name="T2">Year</text:span></text:p>
          <draw:enhanced-geometry svg:viewBox="0 0 21600 21600" draw:type="rectangle" draw:enhanced-path="M 0 0 L 21600 0 21600 21600 0 21600 0 0 Z N"/>
        </draw:custom-shape>
        <draw:g draw:style-name="gr13">
          <draw:glue-point draw:id="4" svg:x="5cm" svg:y="-5cm"/>
          <draw:glue-point draw:id="5" svg:x="5cm" svg:y="5cm"/>
          <draw:line draw:style-name="gr14" draw:text-style-name="P11" draw:layer="layout" svg:x1="16.689cm" svg:y1="10.232cm" svg:x2="16.689cm" svg:y2="10.482cm">
            <text:p/>
          </draw:line>
          <draw:line draw:style-name="gr15" draw:text-style-name="P11" draw:layer="layout" svg:x1="16.439cm" svg:y1="10.482cm" svg:x2="16.689cm" svg:y2="10.982cm">
            <text:p/>
          </draw:line>
          <draw:line draw:style-name="gr16" draw:text-style-name="P11" draw:layer="layout" svg:x1="16.689cm" svg:y1="10.982cm" svg:x2="16.689cm" svg:y2="11.232cm">
            <text:p/>
          </draw:line>
        </draw:g>
        <draw:g draw:name="dialog-cancel" draw:style-name="gr1">
          <draw:custom-shape draw:style-name="gr17" draw:text-style-name="P12" draw:layer="layout" svg:width="1cm" svg:height="1cm" svg:x="15.26cm" svg:y="8.65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3" draw:layer="layout" svg:width="0.5cm" svg:height="0.5cm" svg:x="15.513cm" svg:y="8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15.572cm" svg:y1="8.967cm" svg:x2="15.947cm" svg:y2="9.342cm">
            <text:p/>
          </draw:line>
        </draw:g>
        <draw:g draw:name="configure" draw:style-name="gr1">
          <draw:custom-shape draw:style-name="gr20" draw:text-style-name="P12" draw:layer="layout" svg:width="1cm" svg:height="1cm" svg:x="15.852cm" svg:y="12.5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4" draw:layer="layout" svg:x1="16.102cm" svg:y1="12.934cm" svg:x2="16.352cm" svg:y2="12.935cm">
            <text:p/>
          </draw:line>
          <draw:line draw:style-name="gr22" draw:text-style-name="P14" draw:layer="layout" svg:x1="16.289cm" svg:y1="13.185cm" svg:x2="16.602cm" svg:y2="13.185cm">
            <text:p/>
          </draw:line>
          <draw:custom-shape draw:style-name="gr23" draw:text-style-name="P14" draw:layer="layout" svg:width="0.125cm" svg:height="0.125cm" svg:x="16.352cm" svg:y="12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0.125cm" svg:height="0.125cm" svg:x="16.164cm" svg:y="13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4" draw:layer="layout" svg:x1="16.102cm" svg:y1="13.185cm" svg:x2="16.164cm" svg:y2="13.185cm">
            <text:p/>
          </draw:line>
          <draw:line draw:style-name="gr26" draw:text-style-name="P14" draw:layer="layout" svg:x1="16.602cm" svg:y1="12.935cm" svg:x2="16.477cm" svg:y2="12.935cm">
            <text:p/>
          </draw:line>
        </draw:g>
        <draw:custom-shape draw:style-name="gr27" draw:text-style-name="P16" draw:layer="layout" svg:width="3.81cm" svg:height="0.953cm" svg:x="7.351cm" svg:y="10.207cm">
          <text:p text:style-name="P15">Bound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2T20:53:42.377000000</meta:creation-date>
    <dc:date>2024-06-12T20:56:37.910000000</dc:date>
    <meta:editing-duration>PT2M55S</meta:editing-duration>
    <meta:editing-cycles>1</meta:editing-cycles>
    <meta:generator>LibreOffice/24.2.0.3$Windows_X86_64 LibreOffice_project/da48488a73ddd66ea24cf16bbc4f7b9c08e9bea1</meta:generator>
    <meta:document-statistic meta:object-count="30"/>
  </office:meta>
</office:document-meta>
</file>